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background-color="transparent" loext:char-shading-value="0" loext:padding="0cm" loext:border="none"/>
    </style:style>
    <style:style style:name="T7" style:family="text">
      <style:text-properties officeooo:rsid="00190738"/>
    </style:style>
    <style:style style:name="T8" style:family="text">
      <style:text-properties officeooo:rsid="00195d8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entes seguras <text:span text:style-name="T7">en </text:span>CSS para la web</text:h>
      <text:p text:style-name="Horizontal_20_Line"/>
      <text:h text:style-name="P2" text:outline-level="2">¿Qué son las fuentes seguras para la Web?</text:h>
      <text:p text:style-name="P5">Las fuentes web seguras son fuentes que se instalan universalmente en todos los navegadores y dispositivos.</text:p>
      <text:p text:style-name="Horizontal_20_Line"/>
      <text:h text:style-name="P2" text:outline-level="2">Fuentes alternativas</text:h>
      <text:p text:style-name="P5">Sin embargo, no existen fuentes 100% seguras para la web. Siempre existe la posibilidad de que una fuente no se encuentre o no esté instalada correctamente.</text:p>
      <text:p text:style-name="P5">Por lo tanto, es muy importante utilizar siempre fuentes alternativas.</text:p>
      <text:p text:style-name="P5">Esto significa que debes agregar una lista de "fuentes de respaldo" similares en la propiedad <text:span text:style-name="Source_20_Text"><text:span text:style-name="T2">font-family</text:span></text:span>. Si la primera fuente no funciona, el navegador probará con la siguiente, y con la siguiente, y así sucesivamente. Termine siempre la lista con un nombre de familia de fuentes genérico.</text:p>
      <text:h text:style-name="P7" text:outline-level="3">Ejemplo</text:h>
      <text:p text:style-name="P8">Aquí hay tres tipos de fuentes: Tahoma, Verdana y sans-serif. La segunda y tercera fuente son copias de seguridad, en caso de que no se encuentre la primera.</text:p>
      <text:p text:style-name="P10">p <text:span text:style-name="T3">{</text:span><text:span text:style-name="T4"><text:line-break/>font-family</text:span><text:span text:style-name="T3">:</text:span><text:span text:style-name="T5"> Tahoma, Verdana, sans-serif</text:span><text:span text:style-name="T3">;</text:span><text:span text:style-name="T4"><text:line-break/></text:span><text:span text:style-name="T3">}</text:span></text:p>
      <text:p text:style-name="P9"/>
      <text:p text:style-name="Horizontal_20_Line"/>
      <text:h text:style-name="P2" text:outline-level="2">Las mejores fuentes web seguras para HTML y CSS</text:h>
      <text:p text:style-name="P5">La siguiente lista son las mejores fuentes web seguras para HTML y CSS:</text:p>
      <text:list text:style-name="L1">
        <text:list-item>
          <text:p text:style-name="P11">Arial (sans-serif)</text:p>
        </text:list-item>
        <text:list-item>
          <text:p text:style-name="P11">Verdana (sans-serif)</text:p>
        </text:list-item>
        <text:list-item>
          <text:p text:style-name="P11">Tahoma (sans-serif)</text:p>
        </text:list-item>
        <text:list-item>
          <text:p text:style-name="P11">Trebuchet MS (sans-serif)</text:p>
        </text:list-item>
        <text:list-item>
          <text:p text:style-name="P11">Times New Roman (serif)</text:p>
        </text:list-item>
        <text:list-item>
          <text:p text:style-name="P11">Georgia (serif)</text:p>
        </text:list-item>
        <text:list-item>
          <text:p text:style-name="P11">Garamond (serif)</text:p>
        </text:list-item>
        <text:list-item>
          <text:p text:style-name="P11">Courier N<text:span text:style-name="T7">ew</text:span> (mono<text:span text:style-name="T7">space</text:span>)</text:p>
        </text:list-item>
        <text:list-item>
          <text:p text:style-name="P12">Pincel Script MT (cursiv<text:span text:style-name="T7">e</text:span>)</text:p>
        </text:list-item>
      </text:list>
      <text:p text:style-name="P5"><text:span text:style-name="Strong_20_Emphasis"><text:span text:style-name="T2">Nota: </text:span></text:span><text:span text:style-name="T2">Antes de publicar su sitio web, compruebe siempre cómo aparecen sus fuentes en diferentes navegadores y dispositivos, y utilice siempre </text:span><text:a xlink:type="simple" xlink:href="https://www.w3schools.com/css/css_font_fallbacks.asp" text:style-name="Internet_20_link" text:visited-style-name="Visited_20_Internet_20_Link"><text:span text:style-name="T6">fuentes alternativas</text:span></text:a><text:span text:style-name="T2"> .</text:span></text:p>
      <text:p text:style-name="Horizontal_20_Line"><text:soft-page-break/></text:p>
      <text:h text:style-name="P2" text:outline-level="2">Arial (sans-serif)</text:h>
      <text:p text:style-name="P5">Arial es la fuente más utilizada tanto para medios impresos como en línea. Arial también es la fuente predeterminada en Google Docs.</text:p>
      <text:p text:style-name="P5">Arial es una de las fuentes web más seguras y está disponible en todos los principales sistemas operativos.</text:p>
      <text:h text:style-name="P2" text:outline-level="2">Verdana (sans-serif)</text:h>
      <text:p text:style-name="P5">Verdana es una fuente muy popular. Verdana es fácilmente legible incluso con tamaños de fuente pequeños.</text:p>
      <text:h text:style-name="P2" text:outline-level="2">Tahoma (sans-serif)</text:h>
      <text:p text:style-name="P5">La fuente Tahoma tiene menos espacio entre los caracteres.</text:p>
      <text:h text:style-name="P2" text:outline-level="2">Trebuchet MS (sans-serif)</text:h>
      <text:p text:style-name="P5">Trebuchet MS fue diseñado por Microsoft en 1996. Utilice esta fuente con cuidado. No es compatible con todos los sistemas operativos móviles.</text:p>
      <text:h text:style-name="P2" text:outline-level="2">Times New Roman (serif)</text:h>
      <text:p text:style-name="P5">Times New Roman es una de las fuentes más reconocibles del mundo. Tiene un aspecto profesional y se utiliza en muchos periódicos y sitios web de "noticias". También es la fuente principal para dispositivos y aplicaciones de Windows.</text:p>
      <text:h text:style-name="P2" text:outline-level="2">Georgia (serif)</text:h>
      <text:p text:style-name="P5">Georgia es una fuente serif elegante. Es muy legible en diferentes tamaños de fuente, por lo que es un buen candidato para el diseño adaptable a dispositivos móviles.</text:p>
      <text:h text:style-name="P2" text:outline-level="2">Garamond (serif)</text:h>
      <text:p text:style-name="P5">Garamond es una fuente clásica utilizada para muchos libros impresos. Tiene un aspecto atemporal y buena legibilidad.</text:p>
      <text:h text:style-name="P2" text:outline-level="2">Courier N<text:span text:style-name="T7">ew</text:span> (mono<text:span text:style-name="T7">space</text:span>)</text:h>
      <text:p text:style-name="P5">Courier New es la fuente serif monoespaciada más utilizada. Courier New se utiliza a menudo con pantallas de codificación y muchos proveedores de correo electrónico la utilizan como fuente predeterminada. Courier New es también la fuente estándar para guiones de películas.</text:p>
      <text:h text:style-name="P3" text:outline-level="3"><text:soft-page-break/><text:span text:style-name="T2"/></text:h>
      <text:h text:style-name="P2" text:outline-level="2">Pincel Script MT (cursiv<text:span text:style-name="T7">e</text:span>)</text:h>
      <text:p text:style-name="P5">La fuente Brush Script MT fue diseñada para imitar la escritura a mano. Es elegante y sofisticad<text:span text:style-name="T7">a</text:span>, pero puede resultar difícil de leer. </text:p>
      <text:h text:style-name="P1" text:outline-level="1">Excelentes combinaciones de fuentesCSS</text:h>
      <text:p text:style-name="P6"><text:span text:style-name="T1"/></text:p>
      <text:p text:style-name="Horizontal_20_Line"/>
      <text:p text:style-name="P5">Las buenas combinaciones de fuentes son esenciales para un gran diseño.</text:p>
      <text:p text:style-name="Horizontal_20_Line"/>
      <text:h text:style-name="P2" text:outline-level="2">Reglas de emparejamiento de fuentes</text:h>
      <text:p text:style-name="P5">Aquí hay algunas reglas básicas para crear excelentes combinaciones de fuentes:</text:p>
      <text:h text:style-name="P3" text:outline-level="3">1. Complemento</text:h>
      <text:p text:style-name="P5">Siempre es seguro encontrar combinaciones de fuentes que se complementen entre sí.</text:p>
      <text:p text:style-name="P5">Una buena combinación de fuentes debe armonizar, sin ser demasiado similares ni demasiado diferentes.</text:p>
      <text:h text:style-name="P3" text:outline-level="3">2. Utilice superfamilias de fuentes</text:h>
      <text:p text:style-name="P5">Una superfamilia de fuentes es un conjunto de fuentes diseñadas para funcionar bien juntas. Por lo tanto, utilizar diferentes fuentes dentro de la misma superfamilia es seguro.</text:p>
      <text:p text:style-name="P5">Por ejemplo, la superfamilia Lucida contiene las siguientes fuentes: Lucida Sans, Lucida Serif, Lucida Typewriter Sans, Lucida Typewriter Serif y Lucida Math.</text:p>
      <text:h text:style-name="P3" text:outline-level="3">3. El contraste es el rey</text:h>
      <text:p text:style-name="P5">Dos fuentes que son demasiado similares a menudo entrarán en conflicto. Sin embargo, los contrastes, hechos de la manera correcta, resaltan lo mejor de cada fuente.</text:p>
      <text:p text:style-name="P5">Ejemplo: combinar serif con sans serif es una combinación muy conocida.</text:p>
      <text:p text:style-name="P5">Una superfamilia fuerte incluye variaciones serif y sans serif de la misma fuente (por ejemplo, Lucida y Lucida Sans).</text:p>
      <text:h text:style-name="P3" text:outline-level="3">4. Elige solo <text:span text:style-name="T8">una protagonista</text:span></text:h>
      <text:p text:style-name="P5">Una fuente debería ser la protagonista. Esto establece una jerarquía para las fuentes en su página. Esto se puede lograr variando el tamaño, el peso y el color.</text:p>
      <text:h text:style-name="P2" text:outline-level="2"><text:soft-page-break/></text:h>
      <text:p text:style-name="P5">Georgia y Verdana es una combinación clásica. También cumple con los estándares de fuentes seguras para la web.</text:p>
      <text:p text:style-name="P5">Helvetica y Garamond es otra combinación clásica que utiliza fuentes seguras para la web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5:03:52.379000000</meta:creation-date>
    <dc:date>2024-03-12T17:19:46.261000000</dc:date>
    <meta:editing-duration>PT10M19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4" meta:paragraph-count="59" meta:word-count="729" meta:character-count="4614" meta:non-whitespace-character-count="3952"/>
  </office:meta>
</office:document-meta>
</file>